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49B5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2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5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</style:style>
    <style:style style:name="gr10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3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3" style:family="paragraph">
      <style:text-properties style:font-name="Ubuntu Mono" fo:font-size="18pt"/>
    </style:style>
    <style:style style:name="P4" style:family="paragraph">
      <style:text-properties style:font-name="Ubuntu Mono" fo:font-size="14pt" style:font-size-asian="14pt" style:font-size-complex="14pt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7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T1" style:family="text">
      <style:text-properties style:font-name="NanumGothic" fo:font-size="18pt" fo:font-weight="bold" style:font-weight-asian="bold" style:font-weight-complex="bold"/>
    </style:style>
    <style:style style:name="T2" style:family="text">
      <style:text-properties style:font-name="Ubuntu Mono" fo:font-size="16pt" style:font-size-asian="16pt" style:font-size-complex="16pt"/>
    </style:style>
    <style:style style:name="T3" style:family="text">
      <style:text-properties style:font-name="Ubuntu Mono" fo:font-size="14pt" style:font-size-asian="14pt" style:font-size-complex="14pt"/>
    </style:style>
    <style:style style:name="T4" style:family="text">
      <style:text-properties fo:color="#355e00" style:font-name="NanumGothic" fo:font-weight="bold" style:font-weight-asian="bold" style:font-weight-complex="bold"/>
    </style:style>
    <style:style style:name="T5" style:family="text">
      <style:text-properties fo:color="#b84700" style:font-name="NanumGothi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2.145cm" svg:height="8.271cm" svg:x="14.767cm" svg:y="12.2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44cm" svg:height="8.271cm" svg:x="1.124cm" svg:y="12.2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8.887cm" svg:height="1.248cm" svg:x="9.542cm" svg:y="2.373cm">
          <text:p text:style-name="P1"><text:span text:style-name="T1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8.887cm" svg:height="1.248cm" svg:x="9.542cm" svg:y="5.361cm">
          <text:p text:style-name="P1"><text:span text:style-name="T1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8.886cm" svg:height="1.249cm" svg:x="3.58cm" svg:y="12.973cm">
          <text:p text:style-name="P1"><text:span text:style-name="T1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8.886cm" svg:height="1.249cm" svg:x="3.58cm" svg:y="15.923cm">
          <text:p text:style-name="P1"><text:span text:style-name="T1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8.886cm" svg:height="1.248cm" svg:x="3.58cm" svg:y="18.747cm">
          <text:p text:style-name="P1"><text:span text:style-name="T1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svg:x1="8.023cm" svg:y1="17.172cm" svg:x2="8.023cm" svg:y2="18.747cm" draw:start-shape="id1" draw:start-glue-point="2" draw:end-shape="id2" draw:end-glue-point="0" svg:d="M8023 17172v1575" svg:viewBox="0 0 1 1576">
          <text:p/>
        </draw:connector>
        <draw:connector draw:style-name="gr6" draw:layer="layout" svg:x1="8.023cm" svg:y1="14.222cm" svg:x2="8.023cm" svg:y2="15.923cm" draw:start-shape="id3" draw:start-glue-point="2" draw:end-shape="id1" draw:end-glue-point="0" svg:d="M8023 14222v1701" svg:viewBox="0 0 1 1702">
          <text:p/>
        </draw:connector>
        <draw:connector draw:style-name="gr6" draw:layer="layout" svg:x1="13.985cm" svg:y1="3.621cm" svg:x2="13.985cm" svg:y2="5.361cm" draw:start-shape="id4" draw:start-glue-point="2" draw:end-shape="id5" draw:end-glue-point="0" svg:d="M13985 3621v1740" svg:viewBox="0 0 1 1741">
          <text:p/>
        </draw:connector>
        <draw:frame draw:style-name="gr7" draw:text-style-name="P3" draw:layer="layout" svg:width="3.678cm" svg:height="1.005cm" svg:x="15.104cm" svg:y="3.938cm">
          <draw:text-box>
            <text:p><text:span text:style-name="T2">Fastq</text:span></text:p>
          </draw:text-box>
        </draw:frame>
        <draw:frame draw:style-name="gr8" draw:text-style-name="P1" draw:layer="layout" svg:width="1.019cm" svg:height="1.073cm" svg:x="14.393cm" svg:y="3.938cm">
          <draw:image xlink:href="Pictures/100002010000010000000100749B5C43.png" xlink:type="simple" xlink:show="embed" xlink:actuate="onLoad">
            <text:p/>
          </draw:image>
        </draw:frame>
        <draw:frame draw:style-name="gr7" draw:text-style-name="P3" draw:layer="layout" svg:width="3.678cm" svg:height="1.005cm" svg:x="15.104cm" svg:y="7.01cm">
          <draw:text-box>
            <text:p><text:span text:style-name="T2">BAM</text:span></text:p>
          </draw:text-box>
        </draw:frame>
        <draw:frame draw:style-name="gr8" draw:text-style-name="P1" draw:layer="layout" svg:width="1.019cm" svg:height="1.074cm" svg:x="14.393cm" svg:y="7.01cm">
          <draw:image xlink:href="Pictures/100002010000010000000100749B5C43.png" xlink:type="simple" xlink:show="embed" xlink:actuate="onLoad">
            <text:p/>
          </draw:image>
        </draw:frame>
        <draw:frame draw:style-name="gr9" draw:text-style-name="P3" draw:layer="layout" svg:width="3.677cm" svg:height="1.074cm" svg:x="9.254cm" svg:y="14.63cm">
          <draw:text-box>
            <text:p><text:span text:style-name="T2">VCF</text:span></text:p>
          </draw:text-box>
        </draw:frame>
        <draw:frame draw:style-name="gr8" draw:text-style-name="P1" draw:layer="layout" svg:width="1.019cm" svg:height="1.074cm" svg:x="8.542cm" svg:y="14.63cm">
          <draw:image xlink:href="Pictures/100002010000010000000100749B5C43.png" xlink:type="simple" xlink:show="embed" xlink:actuate="onLoad">
            <text:p/>
          </draw:image>
        </draw:frame>
        <draw:custom-shape draw:style-name="gr10" draw:text-style-name="P2" xml:id="id6" draw:id="id6" draw:layer="layout" svg:width="8.887cm" svg:height="1.25cm" svg:x="9.542cm" svg:y="8.432cm">
          <text:p text:style-name="P1"><text:span text:style-name="T1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svg:x1="13.985cm" svg:y1="9.682cm" svg:x2="8.023cm" svg:y2="12.973cm" draw:start-shape="id6" draw:start-glue-point="2" draw:end-shape="id3" draw:end-glue-point="0" svg:d="M13985 9682v1646h-5962v1645" svg:viewBox="0 0 5963 3292">
          <text:p/>
        </draw:connector>
        <draw:frame draw:style-name="gr11" draw:text-style-name="P3" draw:layer="layout" svg:width="3.678cm" svg:height="1.006cm" svg:x="15.104cm" svg:y="10.081cm">
          <draw:text-box>
            <text:p><text:span text:style-name="T2">BAM</text:span></text:p>
          </draw:text-box>
        </draw:frame>
        <draw:frame draw:style-name="gr8" draw:text-style-name="P1" draw:layer="layout" svg:width="1.019cm" svg:height="1.074cm" svg:x="14.393cm" svg:y="10.081cm">
          <draw:image xlink:href="Pictures/100002010000010000000100749B5C43.png" xlink:type="simple" xlink:show="embed" xlink:actuate="onLoad">
            <text:p/>
          </draw:image>
        </draw:frame>
        <draw:connector draw:style-name="gr6" draw:layer="layout" svg:x1="13.985cm" svg:y1="6.609cm" svg:x2="13.985cm" svg:y2="8.432cm" draw:start-shape="id5" draw:start-glue-point="2" draw:end-shape="id6" draw:end-glue-point="0" svg:d="M13985 6609v1823" svg:viewBox="0 0 1 1824">
          <text:p/>
        </draw:connector>
        <draw:custom-shape draw:style-name="gr3" draw:text-style-name="P2" xml:id="id9" draw:id="id9" draw:layer="layout" svg:width="8.885cm" svg:height="1.248cm" svg:x="15.577cm" svg:y="12.929cm">
          <text:p text:style-name="P1"><text:span text:style-name="T1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8.885cm" svg:height="1.248cm" svg:x="15.577cm" svg:y="15.877cm">
          <text:p text:style-name="P1"><text:span text:style-name="T1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8.885cm" svg:height="1.248cm" svg:x="15.577cm" svg:y="18.747cm">
          <text:p text:style-name="P1"><text:span text:style-name="T1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svg:x1="20.019cm" svg:y1="17.125cm" svg:x2="20.019cm" svg:y2="18.747cm" draw:start-shape="id7" draw:start-glue-point="2" draw:end-shape="id8" draw:end-glue-point="0" svg:d="M20019 17125v1622" svg:viewBox="0 0 1 1623">
          <text:p/>
        </draw:connector>
        <draw:connector draw:style-name="gr6" draw:layer="layout" svg:x1="20.019cm" svg:y1="14.177cm" svg:x2="20.019cm" svg:y2="15.877cm" draw:start-shape="id9" draw:start-glue-point="2" draw:end-shape="id7" draw:end-glue-point="0" svg:d="M20019 14177v1700" svg:viewBox="0 0 1 1701">
          <text:p/>
        </draw:connector>
        <draw:frame draw:style-name="gr9" draw:text-style-name="P4" draw:layer="layout" svg:width="5.651cm" svg:height="1.074cm" svg:x="21.147cm" svg:y="14.584cm">
          <draw:text-box>
            <text:p><text:span text:style-name="T3">Count matrix</text:span></text:p>
          </draw:text-box>
        </draw:frame>
        <draw:frame draw:style-name="gr8" draw:text-style-name="P1" draw:layer="layout" svg:width="1.019cm" svg:height="1.074cm" svg:x="20.436cm" svg:y="14.584cm">
          <draw:image xlink:href="Pictures/100002010000010000000100749B5C43.png" xlink:type="simple" xlink:show="embed" xlink:actuate="onLoad">
            <text:p/>
          </draw:image>
        </draw:frame>
        <draw:connector draw:style-name="gr6" draw:layer="layout" svg:x1="13.985cm" svg:y1="9.682cm" svg:x2="20.019cm" svg:y2="12.929cm" draw:start-shape="id6" draw:start-glue-point="2" draw:end-shape="id9" draw:end-glue-point="0" svg:d="M13985 9682v1624h6034v1623" svg:viewBox="0 0 6035 3248">
          <text:p/>
        </draw:connector>
        <draw:frame draw:style-name="gr12" draw:text-style-name="P6" draw:layer="layout" svg:width="6.085cm" svg:height="1.625cm" draw:transform="rotate (1.5707963267949) translate (1.128cm 19.693cm)">
          <draw:text-box>
            <text:p text:style-name="P5"><text:span text:style-name="T4">Exome analysis</text:span></text:p>
          </draw:text-box>
        </draw:frame>
        <draw:frame draw:style-name="gr12" draw:text-style-name="P7" draw:layer="layout" svg:width="6.992cm" svg:height="1.625cm" draw:transform="rotate (-1.5707963267949) translate (27.032cm 13.023cm)">
          <draw:text-box>
            <text:p text:style-name="P5"><text:span text:style-name="T5">RNA-Seq analysis</text:span></text:p>
          </draw:text-box>
        </draw:frame>
        <draw:connector draw:style-name="gr6" draw:layer="layout" svg:x1="14.019cm" svg:y1="0.662cm" svg:x2="14.019cm" svg:y2="2.362cm" svg:d="M14019 662v1700" svg:viewBox="0 0 1 1701">
          <text:p/>
        </draw:connector>
        <draw:frame draw:style-name="gr7" draw:text-style-name="P3" draw:layer="layout" svg:width="3.678cm" svg:height="1.005cm" svg:x="15.138cm" svg:y="0.979cm">
          <draw:text-box>
            <text:p><text:span text:style-name="T2">Fastq</text:span></text:p>
          </draw:text-box>
        </draw:frame>
        <draw:frame draw:style-name="gr8" draw:text-style-name="P1" draw:layer="layout" svg:width="1.019cm" svg:height="1.073cm" svg:x="14.427cm" svg:y="0.979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1:40:49.284011688</meta:creation-date>
    <dc:date>2014-11-25T11:43:25.799629844</dc:date>
    <meta:editing-duration>P0D</meta:editing-duration>
    <meta:editing-cycles>1</meta:editing-cycles>
    <meta:document-statistic meta:object-count="57"/>
    <meta:generator>LibreOffice/4.2.7.2$Linux_X86_64 LibreOffice_project/420m0$Build-2</meta:generator>
  </office:meta>
</office:document-meta>
</file>